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automatic-styles>
    <style:style style:name="P1" style:family="paragraph" style:parent-style-name="Standard">
      <style:text-properties officeooo:rsid="0005c705" officeooo:paragraph-rsid="0005c705"/>
    </style:style>
    <style:style style:name="P2" style:family="paragraph" style:parent-style-name="Standard">
      <style:text-properties officeooo:rsid="0005c705" officeooo:paragraph-rsid="0005c705"/>
    </style:style>
    <style:style style:name="P3" style:family="paragraph" style:parent-style-name="Standard">
      <style:text-properties officeooo:rsid="0007308a" officeooo:paragraph-rsid="0007308a"/>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6" style:family="paragraph" style:parent-style-name="Standard">
      <style:text-properties fo:color="#cccccc" loext:opacity="100%" style:font-name="Droid Sans Mono" fo:font-size="10.5pt" fo:font-weight="normal" officeooo:rsid="0007308a" officeooo:paragraph-rsid="0007308a" fo:background-color="#1f1f1f"/>
    </style:style>
    <style:style style:name="P7" style:family="paragraph" style:parent-style-name="Standard">
      <style:text-properties fo:color="#cccccc" loext:opacity="100%" style:font-name="Droid Sans Mono" fo:font-size="10.5pt" fo:font-weight="normal" officeooo:rsid="0008b24d" officeooo:paragraph-rsid="0008b24d" fo:background-color="#1f1f1f"/>
    </style:style>
    <style:style style:name="P8" style:family="paragraph" style:parent-style-name="Standard">
      <style:paragraph-properties fo:margin-left="0in" fo:margin-right="0in" fo:orphans="2" fo:widows="2" fo:text-indent="0in" style:auto-text-indent="false"/>
    </style:style>
    <style:style style:name="P9" style:family="paragraph" style:parent-style-name="Standard">
      <style:paragraph-properties fo:margin-left="0in" fo:margin-right="0in" fo:orphans="2" fo:widows="2" fo:text-indent="0in" style:auto-text-indent="false"/>
      <style:text-properties style:font-name="var notebook-cell-output-font-family" loext:padding="0.0193in" loext:border="0.74pt solid #000000"/>
    </style:style>
    <style:style style:name="P10" style:family="paragraph" style:parent-style-name="Standard">
      <style:text-properties fo:font-variant="normal" fo:text-transform="none" fo:color="#cccccc" loext:opacity="100%" style:font-name="Droid Sans Mono" fo:font-size="10.5pt" fo:letter-spacing="normal" fo:font-style="normal" fo:font-weight="normal" officeooo:rsid="0007308a" officeooo:paragraph-rsid="0007308a"/>
    </style:style>
    <style:style style:name="P11" style:family="paragraph" style:parent-style-name="Standard">
      <style:paragraph-properties fo:margin-left="0in" fo:margin-right="0in" fo:orphans="2" fo:widows="2" fo:text-indent="0in" style:auto-text-indent="false"/>
      <style:text-properties loext:padding="0.0193in" loext:border="0.74pt solid #000000"/>
    </style:style>
    <style:style style:name="P12" style:family="paragraph" style:parent-style-name="Standard">
      <style:text-properties officeooo:rsid="0007af0c" officeooo:paragraph-rsid="0007af0c"/>
    </style:style>
    <style:style style:name="P13"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14" style:family="paragraph" style:parent-style-name="Standard">
      <style:text-properties fo:color="#6a9955" loext:opacity="100%" style:font-name="Droid Sans Mono" fo:font-size="10.5pt" fo:font-weight="normal" officeooo:rsid="0007af0c" officeooo:paragraph-rsid="0007af0c" fo:background-color="#1f1f1f"/>
    </style:style>
    <style:style style:name="P15" style:family="paragraph" style:parent-style-name="Standard">
      <style:text-properties officeooo:rsid="0008b24d" officeooo:paragraph-rsid="0008b24d"/>
    </style:style>
    <style:style style:name="P16" style:family="paragraph" style:parent-style-name="Standard">
      <style:paragraph-properties style:line-height-at-least="0.198in"/>
    </style:style>
    <style:style style:name="P17" style:family="paragraph" style:parent-style-name="Text_20_body" style:list-style-name="L1"/>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paragraph-properties fo:margin-left="0in" fo:margin-right="0in" fo:text-indent="0in" style:auto-text-indent="false"/>
    </style:style>
    <style:style style:name="T1" style:family="text">
      <style:text-properties fo:font-variant="normal" fo:text-transform="none" fo:color="#cccccc" loext:opacity="100%" style:font-name="Droid Sans Mono" fo:font-size="10.5pt" fo:letter-spacing="normal" fo:font-style="normal" fo:font-weight="normal"/>
    </style:style>
    <style:style style:name="T2" style:family="text">
      <style:text-properties fo:font-variant="normal" fo:text-transform="none" fo:color="#9cdcfe" loext:opacity="100%" fo:letter-spacing="normal" fo:font-style="normal"/>
    </style:style>
    <style:style style:name="T3" style:family="text">
      <style:text-properties fo:font-variant="normal" fo:text-transform="none" fo:letter-spacing="normal" fo:font-style="normal"/>
    </style:style>
    <style:style style:name="T4" style:family="text">
      <style:text-properties fo:font-variant="normal" fo:text-transform="none" fo:color="#d4d4d4" loext:opacity="100%" fo:letter-spacing="normal" fo:font-style="normal"/>
    </style:style>
    <style:style style:name="T5" style:family="text">
      <style:text-properties fo:font-variant="normal" fo:text-transform="none" fo:color="#dcdcaa" loext:opacity="100%" fo:letter-spacing="normal" fo:font-style="normal"/>
    </style:style>
    <style:style style:name="T6" style:family="text">
      <style:text-properties fo:color="#9cdcfe" loext:opacity="100%"/>
    </style:style>
    <style:style style:name="T7" style:family="text">
      <style:text-properties fo:color="#d4d4d4" loext:opacity="100%"/>
    </style:style>
    <style:style style:name="T8" style:family="text">
      <style:text-properties fo:color="#ce9178" loext:opacity="100%"/>
    </style:style>
    <style:style style:name="T9" style:family="text">
      <style:text-properties fo:color="#dcdcaa" loext:opacity="100%"/>
    </style:style>
    <style:style style:name="T10" style:family="text">
      <style:text-properties fo:color="#c586c0" loext:opacity="100%"/>
    </style:style>
    <style:style style:name="T11" style:family="text">
      <style:text-properties fo:color="#4ec9b0" loext:opacity="100%"/>
    </style:style>
    <style:style style:name="T12" style:family="text">
      <style:text-properties fo:color="#6a9955" loext:opacity="10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spci | grep -i vga</text:p>
      <text:p text:style-name="Standard"/>
      <text:p text:style-name="Standard">What is the following? fenn@fenn-ThinkPad-P16s-Gen-2:~$ lspci | grep -i vga 64:00.0 VGA compatible controller: Advanced Micro Devices, Inc. [AMD/ATI] Phoenix1 (rev dd)</text:p>
      <text:p text:style-name="Standard"/>
      <text:p text:style-name="Text_20_body">The output you shared indicates that your Lenovo ThinkPad P16s Gen 2 has an <text:span text:style-name="Strong_20_Emphasis">AMD GPU</text:span> rather than an NVIDIA one. Here’s a breakdown of the output:</text:p>
      <text:list text:style-name="L1">
        <text:list-item>
          <text:p text:style-name="P18"><text:span text:style-name="Strong_20_Emphasis">64:00.0</text:span>: This is the PCI bus address for the device.</text:p>
        </text:list-item>
        <text:list-item>
          <text:p text:style-name="P18"><text:span text:style-name="Strong_20_Emphasis">VGA compatible controller</text:span>: Indicates that the device is a graphics controller (or GPU).</text:p>
        </text:list-item>
        <text:list-item>
          <text:p text:style-name="P18"><text:span text:style-name="Strong_20_Emphasis">Advanced Micro Devices, Inc. [AMD/ATI]</text:span>: Shows that the graphics hardware is manufactured by AMD.</text:p>
        </text:list-item>
        <text:list-item>
          <text:p text:style-name="P17"><text:span text:style-name="Strong_20_Emphasis">Phoenix1</text:span>: This is likely the codename for the specific AMD GPU model integrated into your ThinkPad. This GPU is part of AMD’s series typically integrated with their CPUs or as part of AMD’s laptop GPU lineup.</text:p>
        </text:list-item>
      </text:list>
      <text:p text:style-name="Text_20_body">This suggests that your system is using <text:span text:style-name="Strong_20_Emphasis">integrated AMD Radeon graphics</text:span> rather than a discrete NVIDIA GPU.</text:p>
      <text:p text:style-name="Standard"/>
      <text:p text:style-name="P1">##############</text:p>
      <text:p text:style-name="P1"/>
      <text:p text:style-name="P1"/>
      <text:p text:style-name="P1"><text:a xlink:type="simple" xlink:href="https://chatgpt.com/share/6720c3bd-447c-8007-b3a7-0f95c16ea3bd" text:style-name="Internet_20_link" text:visited-style-name="Visited_20_Internet_20_Link">https://chatgpt.com/share/6720c3bd-447c-8007-b3a7-0f95c16ea3bd</text:a></text:p>
      <text:p text:style-name="P1"/>
      <text:p text:style-name="P1"/>
      <text:p text:style-name="P3">###############</text:p>
      <text:p text:style-name="P3"/>
      <text:p text:style-name="P3"/>
      <text:p text:style-name="P3"/>
      <text:section text:style-name="Sect1" text:name="t1_kiadumv-comment-rtjson-content">
        <text:section text:style-name="Sect1" text:name="-post-rtjson-content">
          <text:p text:style-name="P19">The vocab is more important in how large it makes the post-tokenized sequence. The longer it is, the more compute you need. And it can make a considerable difference in your compute and also your final training loss (because you are compute-bound). If you need 3x more tokens to encode 'Hello world' written in Chinese rather than English (because that's 2 tokens in your BPE English-trained tokenizer but then 2-3 tokens per character because 2-3 bytes for the raw Unicode representation of Chinese characters), you can see how you are going to have a model which does a lot worse on Chinese text when you have to end your training. There's plenty of papers examining this tradeoff like <text:a xlink:type="simple" xlink:href="https://arxiv.org/abs/2204.03067" office:target-frame-name="_blank" xlink:show="new" text:style-name="Internet_20_link" text:visited-style-name="Visited_20_Internet_20_Link">ByT5</text:a> or <text:a xlink:type="simple" xlink:href="https://arxiv.org/abs/2310.08754" office:target-frame-name="_blank" xlink:show="new" text:style-name="Internet_20_link" text:visited-style-name="Visited_20_Internet_20_Link">https://arxiv.org/abs/2310.08754</text:a> , it does matter quite a bit. </text:p>
        </text:section>
      </text:section>
      <text:p text:style-name="P3"/>
      <text:p text:style-name="P3"><text:a xlink:type="simple" xlink:href="https://arxiv.org/abs/2310.08754" text:style-name="Internet_20_link" text:visited-style-name="Visited_20_Internet_20_Link">https://arxiv.org/abs/2310.08754</text:a></text:p>
      <text:p text:style-name="P3"/>
      <text:p text:style-name="P3">###########</text:p>
      <text:p text:style-name="P3"/>
      <text:p text:style-name="P6"><text:span text:style-name="T6">text</text:span> <text:span text:style-name="T7">=</text:span> <text:span text:style-name="T8">"Tokenizing text is a core task of NLP."</text:span></text:p>
      <text:p text:style-name="P5"><text:span text:style-name="T6">encoded_text</text:span> <text:span text:style-name="T7">=</text:span> <text:span text:style-name="T6">tokenizer</text:span>(<text:span text:style-name="T6">text</text:span>)</text:p>
      <text:p text:style-name="P5"><text:span text:style-name="T9">print</text:span>(<text:span text:style-name="T6">encoded_text</text:span>)</text:p>
      <text:p text:style-name="P5"><text:span text:style-name="T9">print</text:span>(<text:span text:style-name="T6">tokenizer</text:span>.model_input_names)</text:p>
      <text:p text:style-name="P3"/>
      <text:p text:style-name="P3"/>
      <text:p text:style-name="P3"><text:soft-page-break/><text:span text:style-name="T1">{'input_ids': [101, 19204, 6026, 3793, 2003, 1037, 4563, 4708, 1997, 17953, 2361, 1012, 102], 'token_type_ids': [0, 0, 0, 0, 0, 0, 0, 0, 0, 0, 0, 0, 0], 'attention_mask': [1, 1, 1, 1, 1, 1, 1, 1, 1, 1, 1, 1, 1]} ['input_ids', 'token_type_ids', 'attention_mask']</text:span></text:p>
      <text:p text:style-name="P3"><text:span text:style-name="T1"/></text:p>
      <text:p text:style-name="P3"><text:span text:style-name="T1"/></text:p>
      <text:p text:style-name="P6"><text:span text:style-name="T2">tokens</text:span><text:span text:style-name="T3"> </text:span><text:span text:style-name="T4">=</text:span><text:span text:style-name="T3"> </text:span><text:span text:style-name="T2">tokenizer</text:span><text:span text:style-name="T3">.convert_ids_to_tokens(</text:span><text:span text:style-name="T2">encoded_text</text:span><text:span text:style-name="T3">.input_ids)</text:span></text:p>
      <text:p text:style-name="P5"><text:span text:style-name="T9">print</text:span>(<text:span text:style-name="T6">tokens</text:span>)</text:p>
      <text:p text:style-name="P3"><text:span text:style-name="T1"/></text:p>
      <text:p text:style-name="P3"><text:span text:style-name="T1"/></text:p>
      <text:p text:style-name="P3"><text:span text:style-name="T1"/></text:p>
      <text:section text:style-name="Sect1" text:name="936544aa-ef7b-489a-97d8-86690b3dc488">
        <text:section text:style-name="Sect1" text:name="bdbd53d2-f059-494a-b068-9559c8df0422">
          <text:p text:style-name="P9">['[CLS]', 'token', '##izing', 'text', 'is', 'a', 'core', 'task', 'of', 'nl', '##p', '.', '[SEP]'] </text:p>
        </text:section>
      </text:section>
      <text:section text:style-name="Sect1" text:name="focus-sink-936544aa-ef7b-489a-97d8-86690b3dc488">
        <text:p text:style-name="P4"/>
      </text:section>
      <text:section text:style-name="Sect1" text:name="focus-sink-eaeb8cd3-7127-4d3e-be64-b55cc3d2bfc0">
        <text:p text:style-name="P4"/>
      </text:section>
      <text:section text:style-name="Sect1" text:name="eaeb8cd3-7127-4d3e-be64-b55cc3d2bfc0">
        <text:p text:style-name="P8"/>
        <text:section text:style-name="Sect1" text:name="ecac175c-de60-4d13-aa6f-06b96e9e6b30">
          <text:p text:style-name="P11"/>
        </text:section>
      </text:section>
      <text:p text:style-name="P3"><text:span text:style-name="T1"/></text:p>
      <text:p text:style-name="P3"><text:span text:style-name="T1"/></text:p>
      <text:p text:style-name="P6"><text:span text:style-name="T5">print</text:span><text:span text:style-name="T3">(</text:span><text:span text:style-name="T2">tokenizer</text:span><text:span text:style-name="T3">.convert_tokens_to_string(</text:span><text:span text:style-name="T2">tokens</text:span><text:span text:style-name="T3">))</text:span></text:p>
      <text:p text:style-name="P3"><text:span text:style-name="T1"/></text:p>
      <text:p text:style-name="P3"><text:span text:style-name="T1"/></text:p>
      <text:p text:style-name="P10">[CLS] tokenizing text is a core task of nlp. [SEP]</text:p>
      <text:p text:style-name="P3"/>
      <text:p text:style-name="P3">###########</text:p>
      <text:p text:style-name="P3"/>
      <text:p text:style-name="P6">Vocabulary size of different models:</text:p>
      <text:p text:style-name="P3"/>
      <text:p text:style-name="P3">meta-llama/Llama-3.1-8B-Instruct: 128000</text:p>
      <text:p text:style-name="P3">meta-llama/Llama-3.2-3B-Instruct: 128000</text:p>
      <text:p text:style-name="P3">meta-llama/Llama-3.2-1B-Instruct: 128000</text:p>
      <text:p text:style-name="P3">all-MiniLM-L6-v2: 30522</text:p>
      <text:p text:style-name="P3">suno/bark-small: 119547</text:p>
      <text:p text:style-name="P3">openai/whisper-large-v3-turbo: 50257</text:p>
      <text:p text:style-name="P3"/>
      <text:p text:style-name="P12">###############</text:p>
      <text:p text:style-name="P12"/>
      <text:p text:style-name="P14"># models maximum context size:</text:p>
      <text:p text:style-name="P5"><text:span text:style-name="T6">tokenizer</text:span>.model_max_length</text:p>
      <text:p text:style-name="P12"/>
      <text:p text:style-name="P12">131072</text:p>
      <text:p text:style-name="P12"/>
      <text:p text:style-name="P12"/>
      <text:p text:style-name="P15">############</text:p>
      <text:p text:style-name="P15">############</text:p>
      <text:p text:style-name="P15"/>
      <text:p text:style-name="P7"><text:span text:style-name="T10">from</text:span> <text:span text:style-name="T11">transformers</text:span> <text:span text:style-name="T10">import</text:span> <text:span text:style-name="T11">AutoTokenizer</text:span>, <text:span text:style-name="T11">AutoModel</text:span></text:p>
      <text:p text:style-name="P5"><text:span text:style-name="T10">import</text:span> <text:span text:style-name="T11">torch</text:span></text:p>
      <text:p text:style-name="P16"/>
      <text:p text:style-name="P13"># Load the pre-trained LLaMA model and tokenizer</text:p>
      <text:p text:style-name="P5"><text:span text:style-name="T6">model_name</text:span> <text:span text:style-name="T7">=</text:span> <text:span text:style-name="T8">"meta-llama/Llama-3.1-8B-Instruct"</text:span></text:p>
      <text:p text:style-name="P5"><text:span text:style-name="T6">tokenizer</text:span> <text:span text:style-name="T7">=</text:span> <text:span text:style-name="T11">AutoTokenizer</text:span>.<text:span text:style-name="T9">from_pretrained</text:span>(<text:span text:style-name="T6">model_name</text:span>)</text:p>
      <text:p text:style-name="P5"><text:span text:style-name="T6">model</text:span> <text:span text:style-name="T7">=</text:span> <text:span text:style-name="T11">AutoModel</text:span>.<text:span text:style-name="T9">from_pretrained</text:span>(<text:span text:style-name="T6">model_name</text:span>)</text:p>
      <text:p text:style-name="P16"><text:soft-page-break/></text:p>
      <text:p text:style-name="P13"># Example text</text:p>
      <text:p text:style-name="P5"><text:span text:style-name="T6">text</text:span> <text:span text:style-name="T7">=</text:span> <text:span text:style-name="T8">"Tokenizing text is a core task of NLP."</text:span></text:p>
      <text:p text:style-name="P16"/>
      <text:p text:style-name="P13"># Tokenize the input text</text:p>
      <text:p text:style-name="P5"><text:span text:style-name="T6">encoded_text</text:span> <text:span text:style-name="T7">=</text:span> <text:span text:style-name="T6">tokenizer</text:span>(<text:span text:style-name="T6">text</text:span>, <text:span text:style-name="T6">return_tensors</text:span><text:span text:style-name="T7">=</text:span><text:span text:style-name="T8">'pt'</text:span>)</text:p>
      <text:p text:style-name="P16"/>
      <text:p text:style-name="P13"># Print tokenized output and model input names</text:p>
      <text:p text:style-name="P5"><text:span text:style-name="T9">print</text:span>(<text:span text:style-name="T6">encoded_text</text:span>)</text:p>
      <text:p text:style-name="P5"><text:span text:style-name="T9">print</text:span>(<text:span text:style-name="T8">"Model input names:"</text:span>, <text:span text:style-name="T6">tokenizer</text:span>.<text:span text:style-name="T6">model_input_names</text:span>)</text:p>
      <text:p text:style-name="P16"/>
      <text:p text:style-name="P13"># Extract the input embeddings</text:p>
      <text:p text:style-name="P5"><text:span text:style-name="T10">with</text:span> <text:span text:style-name="T11">torch</text:span>.<text:span text:style-name="T11">no_grad</text:span>(): <text:span text:style-name="T12"># No need to compute gradients for this operation</text:span></text:p>
      <text:p text:style-name="P5"><text:span text:style-name="T6">input_embeddings</text:span> <text:span text:style-name="T7">=</text:span> <text:span text:style-name="T6">model</text:span>.get_input_embeddings()(<text:span text:style-name="T6">encoded_text</text:span>[<text:span text:style-name="T8">'input_ids'</text:span>])</text:p>
      <text:p text:style-name="P16"/>
      <text:p text:style-name="P13"># Print the input embeddings for the tokens</text:p>
      <text:p text:style-name="P5"><text:span text:style-name="T9">print</text:span>(<text:span text:style-name="T8">"Input embeddings shape:"</text:span>, <text:span text:style-name="T6">input_embeddings</text:span>.shape)</text:p>
      <text:p text:style-name="P13">#print("Input embeddings:", input_embeddings)</text:p>
      <text:p text:style-name="P15"/>
      <text:p text:style-name="P15"/>
      <text:p text:style-name="P15">{'input_ids': tensor([[128000, <text:s text:c="2"/>3404, <text:s text:c="2"/>4954, <text:s text:c="2"/>1495, <text:s text:c="3"/>374, <text:s text:c="3"/>264, <text:s text:c="2"/>6332, <text:s text:c="2"/>3465, <text:s text:c="3"/>315,</text:p>
      <text:p text:style-name="P15"><text:s text:c="12"/>452, <text:s/>12852, <text:s text:c="4"/>13]]), 'attention_mask': tensor([[1, 1, 1, 1, 1, 1, 1, 1, 1, 1, 1, 1]])}</text:p>
      <text:p text:style-name="P15">Model input names: ['input_ids', 'attention_mask']</text:p>
      <text:p text:style-name="P15">Input embeddings shape: torch.Size([1, 12, 4096])</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1:16:39.678143006</meta:creation-date>
    <meta:generator>LibreOffice/24.2.6.2$Linux_X86_64 LibreOffice_project/8e9a753d9daaea75c34b417ba1bdf556bf2fc5b3</meta:generator>
    <dc:date>2024-11-02T08:59:34.152612316</dc:date>
    <meta:editing-duration>PT1H9M27S</meta:editing-duration>
    <meta:editing-cycles>5</meta:editing-cycles>
    <meta:document-statistic meta:table-count="0" meta:image-count="0" meta:object-count="0" meta:page-count="3" meta:paragraph-count="61" meta:word-count="527" meta:character-count="3915" meta:non-whitespace-character-count="3415"/>
  </office:meta>
</office:document-meta>
</file>